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equest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.isRequestedSessionIdFrom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.get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.ge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.getLocal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.getParameter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.getLocalAdd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.getReal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.getInt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.getRemote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.getRequestDispatcher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quest.getReques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